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В университете читаются семинары. Каждый семинар ведёт один профессор, при этом профессор может вести более чем один семинар. Студенты могут подписываться на семинары, каждый студент может быть подписан на несколько семинаров, и семинар может посещать несколько <text:s/>студентов. Семинар может быть активным или неактивным, активным он может быть только если на него подписан хотя бы один студент. <text:s/>Участие студента в семинаре стоит определённую сумму денег.</text:p>
      <text:p text:style-name="Text_20_body"/>
      <text:p text:style-name="Text_20_body">Требуется приложение, удовлетворяющее таким функциональным требованиям:</text:p>
      <text:h text:style-name="Heading_20_2" text:outline-level="2">Функциональные требования</text:h>
      <text:list xml:id="list8825641581" text:style-name="L1">
        <text:list-item>
          <text:p text:style-name="P1">обеспечивается создание, редактирование (включительно с состоянием) и удаление семинаров</text:p>
        </text:list-item>
        <text:list-item>
          <text:p text:style-name="P1">обеспечивается поиск семинара по имени</text:p>
        </text:list-item>
        <text:list-item>
          <text:p text:style-name="P1">обеспечивается создание, редактирование и удаление преподавателей</text:p>
        </text:list-item>
        <text:list-item>
          <text:p text:style-name="P1">поиск преподавателей по имении и фамилии</text:p>
        </text:list-item>
        <text:list-item>
          <text:p text:style-name="P1">обеспечивается создание, редактирование и удаление студентов</text:p>
        </text:list-item>
        <text:list-item>
          <text:p text:style-name="P1">поиск студентов по имении и фамилии</text:p>
        </text:list-item>
        <text:list-item>
          <text:p text:style-name="P1">обеспечивается просмотр списка семинаров для преподавателя, назначение преподавателя на семинар и снятие его с семинара</text:p>
        </text:list-item>
        <text:list-item>
          <text:p text:style-name="P1">обеспечивается просмотр списка семинаров для студента, подписывание студента на семинар и отписывание от семинара</text:p>
        </text:list-item>
        <text:list-item>
          <text:p text:style-name="P1">расчёт общей суммы, которую студент должен заплатить за участие во всех выбранных семинарах. По умолчанию это простая сумма, но при участии в 5 и более семинарах студенту предоставляется скидка 10%</text:p>
        </text:list-item>
      </text:list>
      <text:h text:style-name="Heading_20_2" text:outline-level="2">Системные <text:s/>требования</text:h>
      <text:list xml:id="list77027551" text:style-name="L2">
        <text:list-item>
          <text:p text:style-name="P2">в качестве сервера базы данных используется MySQL, в которой хранятся данные о семинарах, студентах, и преподавателях</text:p>
        </text:list-item>
        <text:list-item>
          <text:p text:style-name="P2">пользователи взаимодействуют с приложением через web-интерфейс, построенный на одной из следующих технологий:</text:p>
        </text:list-item>
      </text:list>
      <text:list xml:id="list1015871441" text:style-name="L3">
        <text:list-item>
          <text:list>
            <text:list-item>
              <text:p text:style-name="P3">JSF</text:p>
            </text:list-item>
            <text:list-item>
              <text:p text:style-name="P3">Spring MVC</text:p>
            </text:list-item>
            <text:list-item>
              <text:p text:style-name="P3">Struts</text:p>
            </text:list-item>
            <text:list-item>
              <text:p text:style-name="P3">Plain JSP</text:p>
            </text:list-item>
          </text:list>
        </text:list-item>
      </text:list>
      <text:list xml:id="list989953820" text:continue-list="list77027551" text:style-name="L2">
        <text:list-item>
          <text:p text:style-name="P2">Для доступа к базе данных используется одна из следующих технологий:</text:p>
        </text:list-item>
      </text:list>
      <text:list xml:id="list1376296815" text:style-name="L4">
        <text:list-item>
          <text:list>
            <text:list-item>
              <text:p text:style-name="P4">JPA</text:p>
            </text:list-item>
            <text:list-item>
              <text:p text:style-name="P4">Hibernate</text:p>
            </text:list-item>
            <text:list-item>
              <text:p text:style-name="P4">Прямые вызовы JDBC</text:p>
            </text:list-item>
          </text:list>
        </text:list-item>
      </text:list>
      <text:list xml:id="list75652733" text:continue-list="list989953820" text:style-name="L2">
        <text:list-item>
          <text:p text:style-name="P2"><text:soft-page-break/>Приложение должно работать в одном из следующих контейнеров:</text:p>
        </text:list-item>
      </text:list>
      <text:list xml:id="list1738163851" text:style-name="L5">
        <text:list-item>
          <text:p text:style-name="P5">Jboss 6.1.0</text:p>
        </text:list-item>
        <text:list-item>
          <text:p text:style-name="P5">Jboss 7.1.0</text:p>
        </text:list-item>
        <text:list-item>
          <text:p text:style-name="P5">Tomcat 6.0</text:p>
        </text:list-item>
      </text:list>
      <text:list xml:id="list453603073" text:style-name="L6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Sarapin</meta:initial-creator>
    <meta:creation-date>2012-02-13T21:17:38</meta:creation-date>
    <dc:date>2013-01-30T18:08:58</dc:date>
    <dc:creator>Oksana Nahibina</dc:creator>
    <meta:editing-duration>PT3H26M34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2" meta:paragraph-count="27" meta:word-count="257" meta:character-count="695" meta:non-whitespace-character-count="1594"/>
  </office:meta>
</office:document-meta>
</file>